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P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at</text:span><text:span text:style-name="T1_2"><text:s/></text:span><text:span text:style-name="T1_3">at</text:span><text:span text:style-name="T1_4"><text:s/></text:span><text:span text:style-name="T1_5">some</text:span><text:span text:style-name="T1_6"><text:s/></text:span><text:span text:style-name="T1_7">unspecified</text:span><text:span text:style-name="T1_8"><text:s/></text:span><text:span text:style-name="T1_9">time</text:span><text:span text:style-name="T1_10"><text:s/></text:span><text:span text:style-name="T1_11">because</text:span><text:span text:style-name="T1_12"><text:s/></text:span><text:span text:style-name="T1_13">he</text:span><text:span text:style-name="T1_14"><text:s/></text:span><text:span text:style-name="T1_15">didn</text:span><text:span text:style-name="T1_16">’</text:span><text:span text:style-name="T1_17">t</text:span><text:span text:style-name="T1_18"><text:s/></text:span><text:span text:style-name="T1_19">write</text:span><text:span text:style-name="T1_20"><text:s/></text:span><text:span text:style-name="T1_21">it</text:span><text:span text:style-name="T1_22"><text:s/></text:span><text:span text:style-name="T1_23">down</text:span><text:span text:style-name="T1_24"><text:s/></text:span><text:span text:style-name="T1_25">Jesse</text:span><text:span text:style-name="T1_26"><text:s/></text:span><text:span text:style-name="T1_27">Rodimon</text:span><text:span text:style-name="T1_28"><text:s/></text:span><text:span text:style-name="T1_29">started</text:span><text:span text:style-name="T1_30"><text:s/></text:span><text:span text:style-name="T1_31">this</text:span></text:p>
      <text:p text:style-name="P2"><text:span text:style-name="T2_1"><text:tab/>-</text:span><text:span text:style-name="T2_2">later</text:span><text:span text:style-name="T2_3"><text:s/></text:span><text:span text:style-name="T2_4">defined</text:span><text:span text:style-name="T2_5"><text:s/></text:span><text:span text:style-name="T2_6">as</text:span><text:span text:style-name="T2_7"><text:s/>0900</text:span></text:p>
      <text:p text:style-name="P3"><text:span text:style-name="T3_1">Sat</text:span><text:span text:style-name="T3_2"><text:s/>1122<text:s/>-<text:s/></text:span><text:span text:style-name="T3_3">proofreading</text:span><text:span text:style-name="T3_4"><text:s/></text:span><text:span text:style-name="T3_5">and</text:span><text:span text:style-name="T3_6"><text:s/></text:span><text:span text:style-name="T3_7">editing</text:span><text:span text:style-name="T3_8"><text:s/></text:span><text:span text:style-name="T3_9">by</text:span><text:span text:style-name="T3_10"><text:s/></text:span><text:span text:style-name="T3_11">A</text:span><text:span text:style-name="T3_12"><text:s/></text:span><text:span text:style-name="T3_13">LeFebvre</text:span></text:p>
      <text:p text:style-name="P4"><text:span text:style-name="T4_1">0416<text:s/></text:span><text:span text:style-name="T4_2">Sunday</text:span><text:span text:style-name="T4_3"><text:s/>-<text:s/></text:span><text:span text:style-name="T4_4">Review</text:span><text:span text:style-name="T4_5"><text:s/></text:span><text:span text:style-name="T4_6">Questions</text:span><text:span text:style-name="T4_7"><text:s/></text:span><text:span text:style-name="T4_8">added</text:span><text:span text:style-name="T4_9"><text:s/>-<text:s/></text:span><text:span text:style-name="T4_10">LeBlanc</text:span></text:p>
      <text:p text:style-name="P5"><text:span text:style-name="T5_1">0556<text:s/></text:span><text:span text:style-name="T5_2">Sunday</text:span><text:span text:style-name="T5_3"><text:s/>-<text:s/></text:span><text:span text:style-name="T5_4">editing</text:span><text:span text:style-name="T5_5"><text:s/>-<text:s/></text:span><text:span text:style-name="T5_6">A</text:span><text:span text:style-name="T5_7"><text:s/></text:span><text:span text:style-name="T5_8">LeFebvre</text:span></text:p>
      <text:p text:style-name="P6"><text:span text:style-name="T6_1">0643<text:s/></text:span><text:span text:style-name="T6_2">Sunday</text:span><text:span text:style-name="T6_3"><text:s/>-<text:s/></text:span><text:span text:style-name="T6_4">edited</text:span><text:span text:style-name="T6_5"><text:s/></text:span><text:span text:style-name="T6_6">review</text:span><text:span text:style-name="T6_7"><text:s/></text:span><text:span text:style-name="T6_8">questions</text:span><text:span text:style-name="T6_9"><text:s/>-<text:s/></text:span><text:span text:style-name="T6_10">A</text:span><text:span text:style-name="T6_11"><text:s/></text:span><text:span text:style-name="T6_12">L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